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Text_20_body">
      <style:paragraph-properties fo:line-height="100%"/>
      <style:text-properties officeooo:rsid="00090e4a" officeooo:paragraph-rsid="00090e4a"/>
    </style:style>
    <style:style style:name="P3" style:family="paragraph" style:parent-style-name="Text_20_body">
      <style:paragraph-properties fo:line-height="100%"/>
      <style:text-properties officeooo:rsid="00090e4a" officeooo:paragraph-rsid="000bbfc4"/>
    </style:style>
    <style:style style:name="P4" style:family="paragraph" style:parent-style-name="Text_20_body">
      <style:paragraph-properties fo:line-height="100%"/>
      <style:text-properties officeooo:rsid="000a4b18" officeooo:paragraph-rsid="000a4b18"/>
    </style:style>
    <style:style style:name="P5" style:family="paragraph" style:parent-style-name="Text_20_body">
      <style:paragraph-properties fo:line-height="100%"/>
      <style:text-properties officeooo:rsid="000a4b18" officeooo:paragraph-rsid="000cdc2a"/>
    </style:style>
    <style:style style:name="P6" style:family="paragraph" style:parent-style-name="Text_20_body">
      <style:paragraph-properties fo:line-height="100%"/>
      <style:text-properties officeooo:rsid="000cdc2a" officeooo:paragraph-rsid="000cdc2a"/>
    </style:style>
    <style:style style:name="P7" style:family="paragraph" style:parent-style-name="Text_20_body">
      <style:paragraph-properties fo:line-height="100%"/>
      <style:text-properties officeooo:rsid="000cdc2a" officeooo:paragraph-rsid="000e9620"/>
    </style:style>
    <style:style style:name="P8" style:family="paragraph" style:parent-style-name="Text_20_body" style:list-style-name="L4">
      <style:paragraph-properties fo:line-height="100%"/>
      <style:text-properties officeooo:rsid="000cdc2a" officeooo:paragraph-rsid="000e9620"/>
    </style:style>
    <style:style style:name="P9" style:family="paragraph" style:parent-style-name="Text_20_body">
      <style:paragraph-properties fo:line-height="100%"/>
      <style:text-properties officeooo:rsid="000e9620" officeooo:paragraph-rsid="000e9620"/>
    </style:style>
    <style:style style:name="P10" style:family="paragraph" style:parent-style-name="Text_20_body">
      <style:paragraph-properties fo:line-height="100%"/>
      <style:text-properties officeooo:rsid="000f6e38" officeooo:paragraph-rsid="000f6e38"/>
    </style:style>
    <style:style style:name="P11" style:family="paragraph" style:parent-style-name="Text_20_body">
      <style:paragraph-properties fo:line-height="100%"/>
      <style:text-properties officeooo:rsid="00115944" officeooo:paragraph-rsid="00115944"/>
    </style:style>
    <style:style style:name="P12" style:family="paragraph" style:parent-style-name="Text_20_body" style:list-style-name="L6">
      <style:paragraph-properties fo:line-height="100%"/>
      <style:text-properties officeooo:rsid="00115944" officeooo:paragraph-rsid="00115944"/>
    </style:style>
    <style:style style:name="P13" style:family="paragraph" style:parent-style-name="Text_20_body" style:list-style-name="L3">
      <style:paragraph-properties fo:margin-top="0cm" fo:margin-bottom="0.046cm" loext:contextual-spacing="false" fo:line-height="100%"/>
      <style:text-properties officeooo:rsid="000a4b18" officeooo:paragraph-rsid="000a4b18"/>
    </style:style>
    <style:style style:name="P14" style:family="paragraph" style:parent-style-name="Text_20_body">
      <style:paragraph-properties fo:margin-top="0cm" fo:margin-bottom="0.046cm" loext:contextual-spacing="false" fo:line-height="100%"/>
      <style:text-properties officeooo:rsid="000a4b18" officeooo:paragraph-rsid="000a4b18"/>
    </style:style>
    <style:style style:name="P15" style:family="paragraph" style:parent-style-name="Text_20_body" style:list-style-name="L1">
      <style:paragraph-properties fo:margin-top="0cm" fo:margin-bottom="0cm" loext:contextual-spacing="false" fo:line-height="100%"/>
      <style:text-properties officeooo:rsid="00090e4a" officeooo:paragraph-rsid="00090e4a"/>
    </style:style>
    <style:style style:name="P16" style:family="paragraph" style:parent-style-name="Text_20_body">
      <style:paragraph-properties fo:margin-top="0cm" fo:margin-bottom="0cm" loext:contextual-spacing="false" fo:line-height="100%"/>
      <style:text-properties officeooo:rsid="00090e4a" officeooo:paragraph-rsid="00090e4a"/>
    </style:style>
    <style:style style:name="P17" style:family="paragraph" style:parent-style-name="Text_20_body" style:list-style-name="L2">
      <style:paragraph-properties fo:margin-top="0cm" fo:margin-bottom="0cm" loext:contextual-spacing="false" fo:line-height="100%"/>
      <style:text-properties officeooo:rsid="000a4b18" officeooo:paragraph-rsid="000a4b18"/>
    </style:style>
    <style:style style:name="P18" style:family="paragraph" style:parent-style-name="Text_20_body">
      <style:paragraph-properties fo:margin-top="0cm" fo:margin-bottom="0cm" loext:contextual-spacing="false" fo:line-height="100%"/>
      <style:text-properties officeooo:rsid="000a4b18" officeooo:paragraph-rsid="000a4b18"/>
    </style:style>
    <style:style style:name="T1" style:family="text">
      <style:text-properties officeooo:rsid="00090e4a"/>
    </style:style>
    <style:style style:name="T2" style:family="text">
      <style:text-properties officeooo:rsid="000a4735"/>
    </style:style>
    <style:style style:name="T3" style:family="text">
      <style:text-properties officeooo:rsid="000a4b18"/>
    </style:style>
    <style:style style:name="T4" style:family="text">
      <style:text-properties officeooo:rsid="000bbfc4"/>
    </style:style>
    <style:style style:name="T5" style:family="text">
      <style:text-properties officeooo:rsid="000cdc2a"/>
    </style:style>
    <style:style style:name="T6" style:family="text">
      <style:text-properties officeooo:rsid="000e9620"/>
    </style:style>
    <style:style style:name="T7" style:family="text">
      <style:text-properties officeooo:rsid="000f6e38"/>
    </style:style>
    <style:style style:name="T8" style:family="text">
      <style:text-properties officeooo:rsid="0012b6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che du pro<text:span text:style-name="T1">jet 5 : Utilisez les données publiques de l’Open Food Facts</text:span></text:p>
      <text:p text:style-name="P2">Ce document a pour but d’expliquer la démarche et l’algorithme que j’ai utilisé pour réaliser le projet 5 de la formation OpenClassRooms développeur d’application Python.</text:p>
      <text:p text:style-name="P2">Voici le lien vers mon code source : <text:a xlink:type="simple" xlink:href="https://github.com/micktymoon/P5_pelletier_celine.git" text:style-name="Internet_20_link" text:visited-style-name="Visited_20_Internet_20_Link">https://github.com/micktymoon/P5_pelletier_celine.git</text:a></text:p>
      <text:p text:style-name="P3">Pour commencé, j’ai décidé de créer une ébauche de la base de donnée qui sera utilisée par le programme pour stocker les données. <text:span text:style-name="T4">Pour cela,</text:span> <text:span text:style-name="T4">j’ai utilisé, MySQL, qui est un système de gestion de base de donnée relationnelles.</text:span> Cette ébauche était composée de trois tables.</text:p>
      <text:p text:style-name="P2">La table « Product » : qui contiendrait les produits <text:span text:style-name="T2">proposés par le programme. Elle est constituée de huit colonnes :</text:span></text:p>
      <text:list xml:id="list879329360" text:style-name="L1">
        <text:list-item>
          <text:p text:style-name="P15">« <text:span text:style-name="T2">id » : qui correspond à un nombre auto-incrémenté à chaque ajout de produit. Il sera notre clé primaire permettant d’identifier chaque ligne de la table et ne pourra pas être nul.</text:span></text:p>
        </text:list-item>
        <text:list-item>
          <text:p text:style-name="P15">« <text:span text:style-name="T2">name_product » : qui correspond au nom du produit. Il ne pourra pas être nul.</text:span></text:p>
        </text:list-item>
        <text:list-item>
          <text:p text:style-name="P15">« <text:span text:style-name="T2">brand » : qui correspond à la marque du produit.</text:span></text:p>
        </text:list-item>
        <text:list-item>
          <text:p text:style-name="P15">« <text:span text:style-name="T5">id_category » : qui correspond à l’ID de la catégories du produit.</text:span></text:p>
        </text:list-item>
        <text:list-item>
          <text:p text:style-name="P15">« <text:span text:style-name="T2">nutri_score » : qui correspond au nutri-score du produit. </text:span></text:p>
        </text:list-item>
        <text:list-item>
          <text:p text:style-name="P15">« <text:span text:style-name="T3">store » : qui correspond au magasins dans lesquels on peut acheter le produit.</text:span></text:p>
        </text:list-item>
        <text:list-item>
          <text:p text:style-name="P15">« <text:span text:style-name="T2">ingredient » : qui correspond aux ingrédients utilisés pour fabriquer le produit.</text:span></text:p>
        </text:list-item>
        <text:list-item>
          <text:p text:style-name="P15">« <text:span text:style-name="T2">url » : qui correspond au lien redirigeant vers la page d’Open Food Facts concernant ce produit.</text:span></text:p>
        </text:list-item>
      </text:list>
      <text:p text:style-name="P16"/>
      <text:p text:style-name="P4">La table « Category » : qui contiendrait les différentes catégories des produits proposés. Elle est constituée de deux colonnes :</text:p>
      <text:list xml:id="list1602156038" text:style-name="L2">
        <text:list-item>
          <text:p text:style-name="P17">« id » : <text:span text:style-name="T2">qui correspond à un nombre auto-incrémenté à chaque ajout de </text:span>catégorie.<text:span text:style-name="T2"> Il sera notre clé primaire et ne pourra pas être nul.</text:span></text:p>
        </text:list-item>
        <text:list-item>
          <text:p text:style-name="P17">« name_cat » : qui correspond au nom de la catégorie. Il ne pourra pas être nul.</text:p>
        </text:list-item>
      </text:list>
      <text:p text:style-name="P18"/>
      <text:p text:style-name="P4">Et enfin la table « Substitute » : qui contiendrait les différents substituts sauvegardés des produits. Elle est constituée de deux colonnes :</text:p>
      <text:list xml:id="list1789480979" text:style-name="L3">
        <text:list-item>
          <text:p text:style-name="P13">« id_product » : qui correspond à l’ID du produit <text:span text:style-name="T8">a </text:span>substituer et il ne peut pas être nul.</text:p>
        </text:list-item>
        <text:list-item>
          <text:p text:style-name="P13">« id_product_substitute » : qui correspond à l’ID du produit proposé comme substitut et il ne pourra pas non plus être nul.</text:p>
        </text:list-item>
      </text:list>
      <text:p text:style-name="P14"/>
      <text:p text:style-name="P5">Une fois la base de donnée créée, il fallait que je trouve un moyen de pouvoir la gérer <text:span text:style-name="T4">en utilisant le langage Python. Après quelques recherches, j’ai trouvé le pilote de base de données, MySQL Connector / Python. </text:span></text:p>
      <text:p text:style-name="P5"><text:span text:style-name="T4">Une fois installé, j’ai créé une classe qui me permettrait de gérer la connexion au serveur MySQL et d’exécuter les requêtes MySQL.</text:span></text:p>
      <text:p text:style-name="P6">J’ai par la suite créé une classe pour chaque tables de la base de données afin de les gérer. J’ai aussi créé une classe « ApiManager » me permettant de gérer les recherches de produit dans l’API d’Open Food Facts.</text:p>
      <text:p text:style-name="P7">Puis j’ai commencé à entrer des données dans la base. Mais j’ai rencontré le problème suivant, les catégories et magasins que je récupérais de l’API étaient sous forme d’un texte et pour chaque produit j’avais plusieurs catégories et plusieurs magasins. <text:s/>J’ai donc décidé dans un premier temps de transformer chaque texte en liste afin de pouvoir différencier chaque élément du texte. Pour cela j’ai trouvé le module « .split » qui transforme un texte en liste en lui mettant en <text:span text:style-name="T6">paramètre</text:span> le <text:soft-page-break/>séparateur de chaque élément, pour moi ce séparateur était une virgule. Mais je me suis rendu compte que certains <text:span text:style-name="T6">mots</text:span> étaient précédés d’un espace, j’ai donc utilisé le module « .<text:span text:style-name="T6">strip » afin de supprimer les espaces avant et après chaque mot. </text:span></text:p>
      <text:p text:style-name="P7"><text:span text:style-name="T6">Voilà, j’avais donc pour chaque produit une liste de catégories et une liste de magasins. Mais comment relier un produit à plusieurs catégories ? La colonne « id_category » ne pouvant contenir qu’un seul nombre j’ai décidé de créer une table intermédiaire afin de relier chaque produit à plusieurs catégories. Cette tables est donc composée de deux colonnes : </text:span></text:p>
      <text:list xml:id="list3072968453" text:style-name="L4">
        <text:list-item>
          <text:p text:style-name="P8">« <text:span text:style-name="T6">id_product » : qui correspond à l’ID du produit auquel on veut associer une catégorie.</text:span></text:p>
        </text:list-item>
        <text:list-item>
          <text:p text:style-name="P8">« <text:span text:style-name="T6">id_cat » : qui correspond à l’ID de la catégorie que l’on veut associée.</text:span></text:p>
        </text:list-item>
      </text:list>
      <text:p text:style-name="P9">J’ai procédé de la même manière pour les magasins.</text:p>
      <text:p text:style-name="P9">Pour les substituts, j’ai décidé qu’un produit était un substitut potentiel si il possédait une des catégories du produit a substituer et qi son nutri-score était inférieur à celui du produit a substituer. <text:span text:style-name="T7">Pour les rechercher j’ai décidé de faire une première recherche dans la base de donnée et si cette recherche n’aboutit pas, alors un recherche dans l’API est faite. Et enfin, si la recherche dans l’API n’aboutit pas non plus, un message disant qu’aucun substituts n’a pu être trouvé est affiché.</text:span></text:p>
      <text:p text:style-name="P10">Une fois mes classes créer, j’ai réalisé un script de création et de remplissage de la base de donnée. Pour cela j’ai créer plusieurs fonctions, une créant la base, une remplissant une première liste de catégorie et enfin une remplissant la base avec des produits. Mais lorsque je lançais le script, j’obtenais l’erreur suivante : « mysql.connector.errors.internalerror: 1213 (40001): deadlock found when trying to get lock; try restarting transaction ». Je me suis rendu compte que cette erreur apparaissait pour certaines actions de ma fonction de remplissage de produit, j’ai donc utilisé pour chacune des actions de cette fonction un « try » avec pour « except » le fait de relancer l’action en cas d’une erreur provenant de « MySQL.connector ».</text:p>
      <text:p text:style-name="P10">Une fois que tout cela fonctionnait correctement, je me suis lancé dans la création d’une classe gérant l’interface utilisateur. Celle-ci comprenait des méthodes pour chacun des menus. Mais ces méthodes étaient bien trop compliquées, j’ai donc décidé de les séparer en plusieurs petites méthodes appelées au fur et à mesure des choix de l’utilisateur.</text:p>
      <text:p text:style-name="P11">Une fois cette classe créée, j’ai créé un script qui exécute le programme. </text:p>
      <text:p text:style-name="P11">Dans un premier temps il affiche le premier menu, proposant trois choix : </text:p>
      <text:list xml:id="list49521212" text:style-name="L6">
        <text:list-item>
          <text:p text:style-name="P12">Quel aliment souhaitez vous remplacer ?</text:p>
        </text:list-item>
        <text:list-item>
          <text:p text:style-name="P12">Retrouvez mes aliments substitués.</text:p>
        </text:list-item>
        <text:list-item>
          <text:p text:style-name="P12">Quitter.</text:p>
        </text:list-item>
      </text:list>
      <text:p text:style-name="P11">Si l’utilisateur fait le premier choix, alors le programme propose des catégories. L’utilisateur peut donc choisir une catégorie ou retourner au menu précédent. Si il choisit une catégorie, alors un choix de produit s’affiche et il peut soit en choisir un soit retourner au menu précédent. Si il choisit un produit, alors le programme lui affiche ses substituts possibles et propose à l’utilisateur de les sauvegarder. Il peut donc choisir de les sauvegarder ou non.</text:p>
      <text:p text:style-name="P11">Si l’utilisateur fait le deuxième choix, alors le programme lui affiche les produit substitués sauvegardés, il peut donc en choisir un ou retourner au menu précédent. Si l’utilisateur choisit un produit, alors le programme lui affiches les substituts du produit, puis retourne au menu principal.</text:p>
      <text:p text:style-name="P11">Si l’utilisateur choisit le troisième choix, alors le programme s’arrê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45:26.580255250</meta:creation-date>
    <meta:generator>LibreOffice/6.1.5.2$Linux_X86_64 LibreOffice_project/10$Build-2</meta:generator>
    <dc:date>2020-08-11T17:48:57.706845542</dc:date>
    <meta:editing-duration>PT3M55S</meta:editing-duration>
    <meta:editing-cycles>1</meta:editing-cycles>
    <meta:document-statistic meta:table-count="0" meta:image-count="0" meta:object-count="0" meta:page-count="2" meta:paragraph-count="38" meta:word-count="1137" meta:character-count="6674" meta:non-whitespace-character-count="5585"/>
  </office:meta>
</office:document-meta>
</file>